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tracked-changes>
        <text:changed-region text:id="ct51252400">
          <text:deletion>
            <office:change-info>
              <dc:creator>Matthew McCormick</dc:creator>
              <dc:date>2010-11-21T21:21:00</dc:date>
            </office:change-info>
            <text:p text:style-name="Standard"><text:s/></text:p>
          </text:deletion>
        </text:changed-region>
        <text:changed-region text:id="ct53128240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text:id="ct51685792">
          <text:deletion>
            <office:change-info>
              <dc:creator>Matthew McCormick</dc:creator>
              <dc:date>2010-11-21T21:23:00</dc:date>
            </office:change-info>
            <text:p text:style-name="Standard">writers</text:p>
          </text:deletion>
        </text:changed-region>
        <text:changed-region text:id="ct53181712">
          <text:deletion>
            <office:change-info>
              <dc:creator>Matthew McCormick</dc:creator>
              <dc:date>2010-11-21T21:24:00</dc:date>
            </office:change-info>
            <text:p text:style-name="Standard">LookUpTables</text:p>
          </text:deletion>
        </text:changed-region>
        <text:changed-region text:id="ct52027040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text:id="ct57050592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52912144">
          <text:deletion>
            <office:change-info>
              <dc:creator>Matthew McCormick</dc:creator>
              <dc:date>2010-11-21T21:25:00</dc:date>
            </office:change-info>
            <text:p text:style-name="Standard">in</text:p>
          </text:deletion>
        </text:changed-region>
        <text:changed-region text:id="ct53445472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53835008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text:id="ct52934224">
          <text:deletion>
            <office:change-info>
              <dc:creator>Matthew McCormick</dc:creator>
              <dc:date>2010-11-21T21:25:00</dc:date>
            </office:change-info>
            <text:p text:style-name="Standard">a</text:p>
          </text:deletion>
        </text:changed-region>
        <text:changed-region text:id="ct51354496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text:id="ct53642512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53835664">
          <text:deletion>
            <office:change-info>
              <dc:creator>Matthew McCormick</dc:creator>
              <dc:date>2010-11-21T21:25:00</dc:date>
            </office:change-info>
            <text:p text:style-name="Standard">ing</text:p>
          </text:deletion>
        </text:changed-region>
        <text:changed-region text:id="ct54189152">
          <text:insertion>
            <office:change-info>
              <dc:creator>Matthew McCormick</dc:creator>
              <dc:date>2010-11-21T21:26:00</dc:date>
            </office:change-info>
          </text:insertion>
        </text:changed-region>
        <text:changed-region text:id="ct53887232">
          <text:deletion>
            <office:change-info>
              <dc:creator>Matthew McCormick</dc:creator>
              <dc:date>2010-11-21T21:26:00</dc:date>
            </office:change-info>
            <text:p text:style-name="Standard">writers</text:p>
          </text:deletion>
        </text:changed-region>
        <text:changed-region text:id="ct53371280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text:id="ct56261376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text:id="ct56287104">
          <text:deletion>
            <office:change-info>
              <dc:creator>Matthew McCormick</dc:creator>
              <dc:date>2010-11-21T21:27:00</dc:date>
            </office:change-info>
            <text:p text:style-name="Standard">MATT’s LAB</text:p>
          </text:deletion>
        </text:changed-region>
        <text:changed-region text:id="ct51949392">
          <text:insertion>
            <office:change-info>
              <dc:creator>Matthew McCormick</dc:creator>
              <dc:date>2010-11-21T21:34:00</dc:date>
            </office:change-info>
          </text:insertion>
        </text:changed-region>
        <text:changed-region text:id="ct56255712">
          <text:insertion>
            <office:change-info>
              <dc:creator>Matthew McCormick</dc:creator>
              <dc:date>2010-11-21T21:35:00</dc:date>
            </office:change-info>
          </text:insertion>
        </text:changed-region>
        <text:changed-region text:id="ct54006848">
          <text:insertion>
            <office:change-info>
              <dc:creator>Matthew McCormick</dc:creator>
              <dc:date>2010-11-21T21:36:00</dc:date>
            </office:change-info>
          </text:insertion>
        </text:changed-region>
        <text:changed-region text:id="ct56238384">
          <text:deletion>
            <office:change-info>
              <dc:creator>Matthew McCormick</dc:creator>
              <dc:date>2010-11-21T21:34:00</dc:date>
            </office:change-info>
            <text:p text:style-name="Standard"><text:s/></text:p>
          </text:deletion>
        </text:changed-region>
        <text:changed-region text:id="ct53485936">
          <text:deletion>
            <office:change-info>
              <dc:creator>Matthew McCormick</dc:creator>
              <dc:date>2010-11-21T21:31:00</dc:date>
            </office:change-info>
            <text:p text:style-name="Standard">It is capable of displaying images </text:p>
            <text:p text:style-name="Standard"><text:s text:c="2"/>directly from the memory while debugging an ITK application. </text:p>
          </text:deletion>
        </text:changed-region>
        <text:changed-region text:id="ct54296208">
          <text:insertion>
            <office:change-info>
              <dc:creator>Matthew McCormick</dc:creator>
              <dc:date>2010-11-21T21:31:00</dc:date>
            </office:change-info>
          </text:insertion>
        </text:changed-region>
        <text:changed-region text:id="ct52880464">
          <text:deletion>
            <office:change-info>
              <dc:creator>Matthew McCormick</dc:creator>
              <dc:date>2010-11-21T21:31:00</dc:date>
            </office:change-info>
            <text:p text:style-name="Standard"><text:s/></text:p>
          </text:deletion>
        </text:changed-region>
        <text:changed-region text:id="ct53842576">
          <text:insertion>
            <office:change-info>
              <dc:creator>Matthew McCormick</dc:creator>
              <dc:date>2010-11-21T21:28:00</dc:date>
            </office:change-info>
          </text:insertion>
        </text:changed-region>
        <text:changed-region text:id="ct53492864">
          <text:deletion>
            <office:change-info>
              <dc:creator>Matthew McCormick</dc:creator>
              <dc:date>2010-11-21T21:28:00</dc:date>
            </office:change-info>
            <text:p text:style-name="Standard">y</text:p>
          </text:deletion>
        </text:changed-region>
        <text:changed-region text:id="ct51574512">
          <text:insertion>
            <office:change-info>
              <dc:creator>Matthew McCormick</dc:creator>
              <dc:date>2010-11-21T21:37:00</dc:date>
            </office:change-info>
          </text:insertion>
        </text:changed-region>
        <text:changed-region text:id="ct54377216">
          <text:deletion>
            <office:change-info>
              <dc:creator>Matthew McCormick</dc:creator>
              <dc:date>2010-11-21T21:37:00</dc:date>
            </office:change-info>
            <text:p text:style-name="Standard">MATT’s</text:p>
          </text:deletion>
        </text:changed-region>
        <text:changed-region text:id="ct56256336">
          <text:deletion>
            <office:change-info>
              <dc:creator>Matthew McCormick</dc:creator>
              <dc:date>2010-11-21T21:37:00</dc:date>
            </office:change-info>
            <text:p text:style-name="Standard">i</text:p>
          </text:deletion>
        </text:changed-region>
        <text:changed-region text:id="ct53242176">
          <text:insertion>
            <office:change-info>
              <dc:creator>Matthew McCormick</dc:creator>
              <dc:date>2010-11-21T21:38:00</dc:date>
            </office:change-info>
          </text:insertion>
        </text:changed-region>
        <text:changed-region text:id="ct53699680">
          <text:insertion>
            <office:change-info>
              <dc:creator>Matthew McCormick</dc:creator>
              <dc:date>2010-11-21T21:45:00</dc:date>
            </office:change-info>
          </text:insertion>
        </text:changed-region>
        <text:changed-region text:id="ct53143408">
          <text:insertion>
            <office:change-info>
              <dc:creator>Matthew McCormick</dc:creator>
              <dc:date>2010-11-21T21:46:00</dc:date>
            </office:change-info>
          </text:insertion>
        </text:changed-region>
        <text:changed-region text:id="ct51362032">
          <text:insertion>
            <office:change-info>
              <dc:creator>Matthew McCormick</dc:creator>
              <dc:date>2010-11-21T21:47:00</dc:date>
            </office:change-info>
          </text:insertion>
        </text:changed-region>
        <text:changed-region text:id="ct51320464">
          <text:insertion>
            <office:change-info>
              <dc:creator>Matthew McCormick</dc:creator>
              <dc:date>2010-11-21T21:39:00</dc:date>
            </office:change-info>
          </text:insertion>
        </text:changed-region>
        <text:changed-region text:id="ct52987552">
          <text:insertion>
            <office:change-info>
              <dc:creator>Matthew McCormick</dc:creator>
              <dc:date>2010-11-21T21:48:00</dc:date>
            </office:change-info>
          </text:insertion>
        </text:changed-region>
        <text:changed-region text:id="ct54374720">
          <text:insertion>
            <office:change-info>
              <dc:creator>Matthew McCormick</dc:creator>
              <dc:date>2010-11-21T21:49:00</dc:date>
            </office:change-info>
          </text:insertion>
        </text:changed-region>
        <text:changed-region text:id="ct52041552">
          <text:insertion>
            <office:change-info>
              <dc:creator>Matthew McCormick</dc:creator>
              <dc:date>2010-11-21T21:48:00</dc:date>
            </office:change-info>
          </text:insertion>
        </text:changed-region>
        <text:changed-region text:id="ct54390384">
          <text:insertion>
            <office:change-info>
              <dc:creator>Matthew McCormick</dc:creator>
              <dc:date>2010-11-21T23:37:00</dc:date>
            </office:change-info>
          </text:insertion>
        </text:changed-region>
        <text:changed-region text:id="ct57401744">
          <text:insertion>
            <office:change-info>
              <dc:creator>Matthew McCormick</dc:creator>
              <dc:date>2010-11-21T23:38:00</dc:date>
            </office:change-info>
          </text:insertion>
        </text:changed-region>
        <text:changed-region text:id="ct55721504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text:id="ct51648832">
          <text:insertion>
            <office:change-info>
              <dc:creator>Matthew McCormick</dc:creator>
              <dc:date>2010-11-21T23:39:00</dc:date>
            </office:change-info>
          </text:insertion>
        </text:changed-region>
        <text:changed-region text:id="ct57002352">
          <text:insertion>
            <office:change-info>
              <dc:creator>Matthew McCormick</dc:creator>
              <dc:date>2010-11-21T23:45:00</dc:date>
            </office:change-info>
          </text:insertion>
        </text:changed-region>
        <text:changed-region text:id="ct56992960">
          <text:insertion>
            <office:change-info>
              <dc:creator>Matthew McCormick</dc:creator>
              <dc:date>2010-11-21T23:46:00</dc:date>
            </office:change-info>
          </text:insertion>
        </text:changed-region>
        <text:changed-region text:id="ct57020336">
          <text:insertion>
            <office:change-info>
              <dc:creator>Matthew McCormick</dc:creator>
              <dc:date>2010-11-21T23:47:00</dc:date>
            </office:change-info>
          </text:insertion>
        </text:changed-region>
        <text:changed-region text:id="ct55660784">
          <text:insertion>
            <office:change-info>
              <dc:creator>Matthew McCormick</dc:creator>
              <dc:date>2010-11-21T23:48:00</dc:date>
            </office:change-info>
          </text:insertion>
        </text:changed-region>
        <text:changed-region text:id="ct55673520">
          <text:insertion>
            <office:change-info>
              <dc:creator>Matthew McCormick</dc:creator>
              <dc:date>2010-11-21T23:49:00</dc:date>
            </office:change-info>
          </text:insertion>
        </text:changed-region>
        <text:changed-region text:id="ct55655008">
          <text:insertion>
            <office:change-info>
              <dc:creator>Matthew McCormick</dc:creator>
              <dc:date>2010-11-21T23:50:00</dc:date>
            </office:change-info>
          </text:insertion>
        </text:changed-region>
        <text:changed-region text:id="ct57409552">
          <text:insertion>
            <office:change-info>
              <dc:creator>Matthew McCormick</dc:creator>
              <dc:date>2010-11-21T23:51:00</dc:date>
            </office:change-info>
          </text:insertion>
        </text:changed-region>
        <text:changed-region text:id="ct55754160">
          <text:insertion>
            <office:change-info>
              <dc:creator>Matthew McCormick</dc:creator>
              <dc:date>2010-11-21T23:52:00</dc:date>
            </office:change-info>
          </text:insertion>
        </text:changed-region>
        <text:changed-region text:id="ct56078448">
          <text:insertion>
            <office:change-info>
              <dc:creator>Matthew McCormick</dc:creator>
              <dc:date>2010-11-21T23:57:00</dc:date>
            </office:change-info>
          </text:insertion>
        </text:changed-region>
        <text:changed-region text:id="ct55680432">
          <text:insertion>
            <office:change-info>
              <dc:creator>Matthew McCormick</dc:creator>
              <dc:date>2010-11-21T23:58:00</dc:date>
            </office:change-info>
          </text:insertion>
        </text:changed-region>
        <text:changed-region text:id="ct55706272">
          <text:insertion>
            <office:change-info>
              <dc:creator>Matthew McCormick</dc:creator>
              <dc:date>2010-11-22</dc:date>
            </office:change-info>
          </text:insertion>
        </text:changed-region>
        <text:changed-region text:id="ct56097424">
          <text:insertion>
            <office:change-info>
              <dc:creator>Matthew McCormick</dc:creator>
              <dc:date>2010-11-22T00:01:00</dc:date>
            </office:change-info>
          </text:insertion>
        </text:changed-region>
        <text:changed-region text:id="ct56100016">
          <text:insertion>
            <office:change-info>
              <dc:creator>Matthew McCormick</dc:creator>
              <dc:date>2010-11-22T00:02:00</dc:date>
            </office:change-info>
          </text:insertion>
        </text:changed-region>
        <text:changed-region text:id="ct55664880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text:id="ct57487552">
          <text:insertion>
            <office:change-info>
              <dc:creator>Matthew McCormick</dc:creator>
              <dc:date>2010-11-22T00:04:00</dc:date>
            </office:change-info>
          </text:insertion>
        </text:changed-region>
        <text:changed-region text:id="ct57518944">
          <text:format-change>
            <office:change-info>
              <dc:creator>Matthew McCormick</dc:creator>
              <dc:date>2010-11-22T00:04:00</dc:date>
            </office:change-info>
          </text:format-change>
        </text:changed-region>
        <text:changed-region text:id="ct55982672">
          <text:insertion>
            <office:change-info>
              <dc:creator>Matthew McCormick</dc:creator>
              <dc:date>2010-11-22T00:04:00</dc:date>
            </office:change-info>
          </text:insertion>
        </text:changed-region>
        <text:changed-region text:id="ct55976400">
          <text:insertion>
            <office:change-info>
              <dc:creator>Matthew McCormick</dc:creator>
              <dc:date>2010-11-22T00:05:00</dc:date>
            </office:change-info>
          </text:insertion>
        </text:changed-region>
        <text:changed-region text:id="ct57894800">
          <text:insertion>
            <office:change-info>
              <dc:creator>Matthew McCormick</dc:creator>
              <dc:date>2010-11-22T00:07:00</dc:date>
            </office:change-info>
          </text:insertion>
        </text:changed-region>
        <text:changed-region text:id="ct57593280">
          <text:insertion>
            <office:change-info>
              <dc:creator>Matthew McCormick</dc:creator>
              <dc:date>2010-11-22T00:08:00</dc:date>
            </office:change-info>
          </text:insertion>
        </text:changed-region>
        <text:changed-region text:id="ct55615600">
          <text:insertion>
            <office:change-info>
              <dc:creator>Matthew McCormick</dc:creator>
              <dc:date>2010-11-22T00:09:00</dc:date>
            </office:change-info>
          </text:insertion>
        </text:changed-region>
        <text:changed-region text:id="ct57591120">
          <text:insertion>
            <office:change-info>
              <dc:creator>Matthew McCormick</dc:creator>
              <dc:date>2010-11-22T00:10:00</dc:date>
            </office:change-info>
          </text:insertion>
        </text:changed-region>
        <text:changed-region text:id="ct57683984">
          <text:insertion>
            <office:change-info>
              <dc:creator>Matthew McCormick</dc:creator>
              <dc:date>2010-11-22T00:11:00</dc:date>
            </office:change-info>
          </text:insertion>
        </text:changed-region>
        <text:changed-region text:id="ct57688784">
          <text:insertion>
            <office:change-info>
              <dc:creator>Matthew McCormick</dc:creator>
              <dc:date>2010-11-22T00:12:00</dc:date>
            </office:change-info>
          </text:insertion>
        </text:changed-region>
        <text:changed-region text:id="ct58015120">
          <text:insertion>
            <office:change-info>
              <dc:creator>Matthew McCormick</dc:creator>
              <dc:date>2010-11-22T00:13:00</dc:date>
            </office:change-info>
          </text:insertion>
        </text:changed-region>
        <text:changed-region text:id="ct57703472">
          <text:insertion>
            <office:change-info>
              <dc:creator>Matthew McCormick</dc:creator>
              <dc:date>2010-11-22T00:14:00</dc:date>
            </office:change-info>
          </text:insertion>
        </text:changed-region>
        <text:changed-region text:id="ct57732000">
          <text:insertion>
            <office:change-info>
              <dc:creator>Matthew McCormick</dc:creator>
              <dc:date>2010-11-22T00:15:00</dc:date>
            </office:change-info>
          </text:insertion>
        </text:changed-region>
        <text:changed-region text:id="ct57905936">
          <text:insertion>
            <office:change-info>
              <dc:creator>Matthew McCormick</dc:creator>
              <dc:date>2010-11-22T00:16:00</dc:date>
            </office:change-info>
          </text:insertion>
        </text:changed-region>
        <text:changed-region text:id="ct57737600">
          <text:insertion>
            <office:change-info>
              <dc:creator>Matthew McCormick</dc:creator>
              <dc:date>2010-11-22T00:17:00</dc:date>
            </office:change-info>
          </text:insertion>
        </text:changed-region>
        <text:changed-region text:id="ct57933168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text:id="ct49306976">
          <text:insertion>
            <office:change-info>
              <dc:creator>Matthew McCormick</dc:creator>
              <dc:date>2010-11-22T00:20:00</dc:date>
            </office:change-info>
          </text:insertion>
        </text:changed-region>
        <text:changed-region text:id="ct57769168">
          <text:insertion>
            <office:change-info>
              <dc:creator>Matthew McCormick</dc:creator>
              <dc:date>2010-11-22T00:21:00</dc:date>
            </office:change-info>
          </text:insertion>
        </text:changed-region>
        <text:changed-region text:id="ct57818400">
          <text:insertion>
            <office:change-info>
              <dc:creator>Matthew McCormick</dc:creator>
              <dc:date>2010-11-22T00:22:00</dc:date>
            </office:change-info>
          </text:insertion>
        </text:changed-region>
        <text:changed-region text:id="ct58355728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text:id="ct57832000">
          <text:insertion>
            <office:change-info>
              <dc:creator>Matthew McCormick</dc:creator>
              <dc:date>2010-11-22T00:25:00</dc:date>
            </office:change-info>
          </text:insertion>
        </text:changed-region>
        <text:changed-region text:id="ct58055072">
          <text:insertion>
            <office:change-info>
              <dc:creator>Matthew McCormick</dc:creator>
              <dc:date>2010-11-22T00:26:00</dc:date>
            </office:change-info>
          </text:insertion>
        </text:changed-region>
        <text:changed-region text:id="ct57840928">
          <text:insertion>
            <office:change-info>
              <dc:creator>Matthew McCormick</dc:creator>
              <dc:date>2010-11-22T00:27:00</dc:date>
            </office:change-info>
          </text:insertion>
        </text:changed-region>
        <text:changed-region text:id="ct58467744">
          <text:insertion>
            <office:change-info>
              <dc:creator>Matthew McCormick</dc:creator>
              <dc:date>2010-11-22T00:28:00</dc:date>
            </office:change-info>
          </text:insertion>
        </text:changed-region>
        <text:changed-region text:id="ct58124384">
          <text:insertion>
            <office:change-info>
              <dc:creator>Matthew McCormick</dc:creator>
              <dc:date>2010-11-22T00:29:00</dc:date>
            </office:change-info>
          </text:insertion>
        </text:changed-region>
        <text:changed-region text:id="ct57732304">
          <text:deletion>
            <office:change-info>
              <dc:creator>Matthew McCormick</dc:creator>
              <dc:date>2010-11-22T00:18:00</dc:date>
            </office:change-info>
            <text:p text:style-name="Standard"/>
            <text:p text:style-name="Standard"><text:span text:style-name="T1"/></text:p>
          </text:deletion>
        </text:changed-region>
        <text:changed-region text:id="ct55580720">
          <text:insertion>
            <office:change-info>
              <dc:creator>Matthew McCormick</dc:creator>
              <dc:date>2010-11-21T23:42:00</dc:date>
            </office:change-info>
          </text:insertion>
        </text:changed-region>
        <text:changed-region text:id="ct51665488">
          <text:insertion>
            <office:change-info>
              <dc:creator>Matthew McCormick</dc:creator>
              <dc:date>2010-11-21T23:44:00</dc:date>
            </office:change-info>
          </text:insertion>
        </text:changed-region>
        <text:changed-region text:id="ct58487536">
          <text:format-change>
            <office:change-info>
              <dc:creator>Matthew McCormick</dc:creator>
              <dc:date>2010-11-22T00:23:00</dc:date>
            </office:change-info>
          </text:format-change>
        </text:changed-region>
        <text:changed-region text:id="ct58487760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text:id="ct57941904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text:id="ct57677280">
          <text:insertion>
            <office:change-info>
              <dc:creator>Matthew McCormick</dc:creator>
              <dc:date>2010-11-22T00:19:00</dc:date>
            </office:change-info>
          </text:insertion>
        </text:changed-region>
        <text:changed-region text:id="ct57845520">
          <text:format-change>
            <office:change-info>
              <dc:creator>Matthew McCormick</dc:creator>
              <dc:date>2010-11-22T00:23:00</dc:date>
            </office:change-info>
          </text:format-change>
        </text:changed-region>
        <text:changed-region text:id="ct58069856">
          <text:insertion>
            <office:change-info>
              <dc:creator>Matthew McCormick</dc:creator>
              <dc:date>2010-11-22T00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tract </text:p>
      <text:p text:style-name="Standard"/>
      <text:p text:style-name="Standard"><text:s/>Often in the process of designing an image processing application, one needs to </text:p>
      <text:p text:style-name="Standard">visualize and to compare results of the process at different stages.<text:change text:change-id="ct51252400"/></text:p>
      <text:p text:style-name="Standard"/>
      <text:p text:style-name="Standard">The current solution is often to add many itk<text:change-start text:change-id="ct53128240"/>::ImageFileWriter's to the code<text:change-end text:change-id="ct53128240"/><text:change text:change-id="ct51685792"/> and write an image after </text:p>
      <text:p text:style-name="Standard">each filter. Then, one has to open each image in a viewer, adjust the </text:p>
      <text:p text:style-name="Standard"><text:change text:change-id="ct53181712"/><text:change-start text:change-id="ct52027040"/>lookup tables (LUT)<text:change-end text:change-id="ct52027040"/>, try to find a region in the original image, and its </text:p>
      <text:p text:style-name="Standard">correspondence in the processed image. This technique slows down the processing, </text:p>
      <text:p text:style-name="Standard">as one has to write each image to be visualized <text:change-start text:change-id="ct57050592"/>to<text:change-end text:change-id="ct57050592"/><text:change text:change-id="ct52912144"/> the hard drive. </text:p>
      <text:p text:style-name="Standard">Opening the images<text:change-start text:change-id="ct53445472"/> and<text:change-end text:change-id="ct53445472"/><text:change text:change-id="ct53835008"/> trying to synchronize the visualizations is also time consuming. </text:p>
      <text:p text:style-name="Standard"/>
      <text:p text:style-name="Standard"><text:s/></text:p>
      <text:p text:style-name="Standard"/>
      <text:p text:style-name="Standard">To address this problem, we first created NAME_OF_THE_PROJECT, a lightweight </text:p>
      <text:p text:style-name="Standard">visualization library that can be easily incorporated to any Qt application. </text:p>
      <text:p text:style-name="Standard"/>
      <text:p text:style-name="Standard">Then, this project merged with Matt M<text:change text:change-id="ct52934224"/>cCormick’s visual debugger for ITK<text:change text:change-id="ct51354496"/> </text:p>
      <text:p text:style-name="Standard">in order to provide a complete package for visualizing images while debugging an </text:p>
      <text:p text:style-name="Standard"><text:s/>ITK pipeline! Thus<text:change-start text:change-id="ct53642512"/>, we<text:change-end text:change-id="ct53642512"/> free<text:change text:change-id="ct53835664"/> the developers from the many <text:change-start text:change-id="ct54189152"/>itk::ImageFileWriter's<text:change-end text:change-id="ct54189152"/><text:change text:change-id="ct53887232"/> in their code. </text:p>
      <text:p text:style-name="Standard"/>
      <text:p text:style-name="Standard"><text:s/></text:p>
      <text:p text:style-name="Standard"/>
      <text:p text:style-name="Standard">ARNAUD &amp; MATT : something to add/delete ? </text:p>
      <text:p text:style-name="Standard"/>
      <text:p text:style-name="Standard">Introduction </text:p>
      <text:p text:style-name="Standard"/>
      <text:p text:style-name="Standard"/>
      <text:p text:style-name="Standard">NAME_OF_THE_PROJECT was developed in the Megason Lab and <text:change-start text:change-id="ct53371280"/>at <text:change-end text:change-id="ct53371280"/>the <text:change-start text:change-id="ct56261376"/>University of Wisconsin-Madison<text:change-end text:change-id="ct56261376"/><text:change text:change-id="ct56287104"/>. It is a </text:p>
      <text:p text:style-name="Standard"><text:s/>library aimed at simple comparison of images.<text:change-start text:change-id="ct51949392"/> <text:s/>The library <text:change-end text:change-id="ct51949392"/><text:change-start text:change-id="ct56255712"/>provides an easy means to add 2D and 3D image visualization and examination features to a Qt4 application, or the <text:change-end text:change-id="ct56255712"/><text:change-start text:change-id="ct54006848"/>bundled visualization executables cand be used on their own.<text:change-end text:change-id="ct54006848"/><text:change text:change-id="ct56238384"/><text:change text:change-id="ct53485936"/></text:p>
      <text:p text:style-name="Standard"/>
      <text:p text:style-name="Standard">NAME_OF_THE_PROJECT can be used in the process of developing an ITK or VTK image </text:p>
      <text:p text:style-name="Standard"><text:s/>processing or data visualization program: developers can use it to quickly </text:p>
      <text:p text:style-name="Standard"><text:s/>visualize and compare results of filters in different parts of the pipeline.<text:change-start text:change-id="ct54296208"/> <text:s/>It is capable of displaying images </text:p>
      <text:p text:style-name="Standard"><text:s text:c="2"/>directly from the memory while debugging an ITK application. <text:change-end text:change-id="ct54296208"/><text:change text:change-id="ct52880464"/></text:p>
      <text:p text:style-name="Standard"/>
      <text:p text:style-name="Standard">ARNAUD &amp; MATT : something to add/delete ? </text:p>
      <text:p text:style-name="Standard"><text:s/></text:p>
      <text:p text:style-name="Standard">Ph<text:change-start text:change-id="ct53842576"/>i<text:change-end text:change-id="ct53842576"/><text:change text:change-id="ct53492864"/>losophy </text:p>
      <text:p text:style-name="Standard"/>
      <text:p text:style-name="Standard">NAME_OF_THE_PROJECT was created to simplify things: bundling <text:change-start text:change-id="ct51574512"/>the GDB-pretty-ITK project's<text:change-end text:change-id="ct51574512"/><text:change text:change-id="ct54377216"/> visual </text:p>
      <text:p text:style-name="Standard"><text:soft-page-break/>debugger and a simple viewer should make the installation process much simpl<text:change text:change-id="ct56256336"/>er<text:change-start text:change-id="ct53242176"/> (not sure what this second part is trying to say)<text:change-end text:change-id="ct53242176"/>. </text:p>
      <text:p text:style-name="Standard">The visualization library should be easy to use and modify. </text:p>
      <text:p text:style-name="Standard"/>
      <text:p text:style-name="Standard">ARNAUD &amp; MATT : something to add/delete ? </text:p>
      <text:p text:style-name="Standard"/>
      <text:p text:style-name="Standard"><text:s/></text:p>
      <text:p text:style-name="Standard">Features <text:s text:c="16"/></text:p>
      <text:p text:style-name="Standard"/>
      <text:p text:style-name="Standard">NAME_OF_THE_PROJECT includes : </text:p>
      <text:p text:style-name="Standard"/>
      <text:p text:style-name="Standard">support for ITK images (see supported format for itk images support details) </text:p>
      <text:p text:style-name="Standard"/>
      <text:p text:style-name="Standard">support for VTK images <text:change-start text:change-id="ct53699680"/></text:p>
      <text:p text:style-name="Standard"/>
      <text:p text:style-name="Standard">2D or 3D images with planar view<text:change-end text:change-id="ct53699680"/><text:change-start text:change-id="ct53143408"/>s and <text:change-end text:change-id="ct53143408"/><text:change-start text:change-id="ct51362032"/>a tri-slice 3D view (wording?)<text:change-end text:change-id="ct51362032"/></text:p>
      <text:p text:style-name="Standard"/>
      <text:p text:style-name="Standard">ITK visual debugging <text:change-start text:change-id="ct51320464"/>pretty-printer<text:change-end text:change-id="ct51320464"/></text:p>
      <text:p text:style-name="Standard"/>
      <text:p text:style-name="Standard">a camera synchronization for fine comparison of results. </text:p>
      <text:p text:style-name="Standard"/>
      <text:p text:style-name="Standard">Look Up Tables <text:change-start text:change-id="ct52987552"/></text:p>
      <text:p text:style-name="Standard"/>
      <text:p text:style-name="Standard">Pixel examination<text:change-end text:change-id="ct52987552"/><text:change-start text:change-id="ct54374720"/> – location, index, value for a cross-hair<text:change-end text:change-id="ct54374720"/></text:p>
      <text:p text:style-name="Standard"/>
      <text:p text:style-name="Standard">QWidget ui form for easy customization using Qt Designer. </text:p>
      <text:p text:style-name="Standard"/>
      <text:p text:style-name="Standard">QWidget inheritance for integration to a Qt GUI. </text:p>
      <text:p text:style-name="Standard"/>
      <text:p text:style-name="Standard">A manager class that takes care of visualizations properties </text:p>
      <text:p text:style-name="Standard">(creation, deletion, synchronization of several views, Look Up Tables…) </text:p>
      <text:p text:style-name="Standard"/>
      <text:p text:style-name="Standard"/>
      <text:p text:style-name="Standard">Description of the library : </text:p>
      <text:p text:style-name="Standard"/>
      <text:p text:style-name="Standard">The library is composed by six classes, which are all Qt objects : </text:p>
      <text:p text:style-name="Standard"/>
      <text:p text:style-name="Standard">QGoSynchronizedView is the abstract class for QGoSynchronizedView2D and </text:p>
      <text:p text:style-name="Standard">QGoSynchronizedView3D. </text:p>
      <text:p text:style-name="Standard"/>
      <text:p text:style-name="Standard">QGoSynchronizedView2D(3D) is used to display a QWidget containing a two(three) </text:p>
      <text:p text:style-name="Standard">dimensional vtkimagedata* or itkimage*. QGoSynchronizedView2D(3D) provides the </text:p>
      <text:p text:style-name="Standard">interface to synchronize cameras among several GoSynchronizedView2D(3D). </text:p>
      <text:p text:style-name="Standard"/>
      <text:p text:style-name="Standard">QGoSynchronizedView2D(3D)Callbacks takes a list of QGoSynchronizedView(3D) and </text:p>
      <text:p text:style-name="Standard">synchronizes their cameras by setting up callbacks. It is recommended to let the </text:p>
      <text:p text:style-name="Standard"><text:s/>QGoSynchronizedViewManager deal with SynchronizedView synchronization. </text:p>
      <text:p text:style-name="Standard"/>
      <text:p text:style-name="Standard">QGoSynchronizedViewManager is the high level class for QGoSynchronizedView2D, </text:p>
      <text:p text:style-name="Standard"><text:soft-page-break/>QGoSynchronizedView2DCallbacks, QGoSynchronizedView3D, QGoSynchronizedView3DCallbacks. </text:p>
      <text:p text:style-name="Standard">This class deals with QGoSynchronizedViews for correct synchronization and handling </text:p>
      <text:p text:style-name="Standard">provides a simple interface to create/delete/synchronize QGoSynchronizedViews. </text:p>
      <text:p text:style-name="Standard"/>
      <text:p text:style-name="Standard">For implementation details, the reader is directed to the Doxygen documentation </text:p>
      <text:p text:style-name="Standard">and the source code that is heavily documented. </text:p>
      <text:p text:style-name="Standard"/>
      <text:p text:style-name="Standard">ARNAUD &amp; MATT : what’s new ? </text:p>
      <text:p text:style-name="Standard"/>
      <text:p text:style-name="Standard">Usage </text:p>
      <text:p text:style-name="Standard"/>
      <text:p text:style-name="Standard">Visualization library : </text:p>
      <text:p text:style-name="Standard"><text:s/></text:p>
      <text:p text:style-name="Standard">ARNAUD &amp; MATT : should I keep here the code snippets for using the visualization library </text:p>
      <text:p text:style-name="Standard"/>
      <text:p text:style-name="Standard">Visual debugging : </text:p>
      <text:p text:style-name="Standard"/>
      <text:p text:style-name="Standard">ARNAUD &amp; MATT : Maybe one typical debugging operation here ? <text:change-start text:change-id="ct52041552"/></text:p>
      <text:p text:style-name="Standard"/>
      <text:p text:style-name="Standard">[ANTONIN – edit and rearrange and make additions as necessary]</text:p>
      <text:p text:style-name="Standard"/>
      <text:p text:style-name="Standard"><text:change-end text:change-id="ct52041552"/><text:change-start text:change-id="ct54390384"/>When creating<text:change-end text:change-id="ct54390384"/><text:change-start text:change-id="ct57401744"/> a new ITK pipeline or filter, it is often <text:change-end text:change-id="ct57401744"/><text:change-start text:change-id="ct55721504"/>beneficial<text:change-end text:change-id="ct55721504"/><text:change-start text:change-id="ct51648832"/> to examine the intermediate images that are generated. <text:s/>In a previous article in The Source [prettyArticle] <text:change-end text:change-id="ct51648832"/><text:change-start text:change-id="ct57002352"/>we demonstrated how a <text:change-end text:change-id="ct57002352"/><text:change-start text:change-id="ct56992960"/>custom GDB Python pretty-printers could be used to launch <text:change-end text:change-id="ct56992960"/><text:change-start text:change-id="ct57020336"/>an image viewer<text:change-end text:change-id="ct57020336"/><text:change-start text:change-id="ct55660784"/> which displays an itk::Image's BufferedRegion when <text:change-end text:change-id="ct55660784"/><text:change-start text:change-id="ct55673520"/>'printing' the object in GDB. <text:s/>This provides an expedient method of improving a pipeline or <text:change-end text:change-id="ct55673520"/><text:change-start text:change-id="ct55655008"/>fixing a new filter.</text:p>
      <text:p text:style-name="Standard"/>
      <text:p text:style-name="Standard">Previously, we launched an independent child process<text:change-end text:change-id="ct55655008"/><text:change-start text:change-id="ct57409552"/>, applications like Paraview or Mayavi, <text:change-end text:change-id="ct57409552"/><text:change-start text:change-id="ct55754160"/>for each object that was printed. <text:s/><text:change-end text:change-id="ct55754160"/><text:change-start text:change-id="ct56078448"/>The Python pret<text:change-end text:change-id="ct56078448"/><text:change-start text:change-id="ct55680432"/>ty-printer based on NAME_OF_THE_PROJECT <text:change-end text:change-id="ct55680432"/><text:change-start text:change-id="ct55706272"/>utilizes its <text:change-end text:change-id="ct55706272"/><text:change-start text:change-id="ct56097424"/>well-designed visualization and analysis tools, <text:change-end text:change-id="ct56097424"/><text:change-start text:change-id="ct56100016"/>but it also has and advantage over the other image viewer pretty-printers.<text:change-end text:change-id="ct56100016"/><text:change-start text:change-id="ct55664880"/> <text:s/>The camera view is synchronized between all images that are printed.</text:p>
      <text:p text:style-name="Standard"/>
      <text:p text:style-name="Standard">The first<text:change-end text:change-id="ct55664880"/><text:change-start text:change-id="ct57487552"/> time <text:change-start text:change-id="ct57518944"/><text:span text:style-name="T2">print</text:span><text:change-end text:change-id="ct57518944"/> is called on an itk::Image pointe<text:change-end text:change-id="ct57487552"/><text:change-start text:change-id="ct55982672"/>r, the pretty-printer module<text:change-end text:change-id="ct55982672"/><text:change-start text:change-id="ct55976400"/>, called <text:span text:style-name="T2">icp</text:span><text:span text:style-name="T1">, launches a </text:span><text:change-end text:change-id="ct55976400"/><text:change-start text:change-id="ct57894800"/><text:span text:style-name="T1">child process, </text:span><text:span text:style-name="T2">icpGui</text:span><text:span text:style-name="T1">. <text:s/>A separate process is needed to </text:span><text:change-end text:change-id="ct57894800"/><text:change-start text:change-id="ct57593280"/><text:span text:style-name="T1">separate the GDB event loop and the Qt event loop. <text:s/>The image's information</text:span><text:change-end text:change-id="ct57593280"/><text:change-start text:change-id="ct55615600"/><text:span text:style-name="T1"> (spacing, origin, etc.) and data buffer are passed from the Python module to the GUI via Qt's inter-process commun</text:span><text:change-end text:change-id="ct55615600"/><text:change-start text:change-id="ct57591120"/><text:span text:style-name="T1">ication (IPC) capabilities. <text:s/></text:span><text:change-end text:change-id="ct57591120"/><text:change-start text:change-id="ct57683984"/><text:span text:style-name="T1">Subsequent images</text:span><text:change-end text:change-id="ct57683984"/><text:change-start text:change-id="ct57688784"/><text:span text:style-name="T1"> are sent across the same IPC channels and the view is synchronized between images</text:span><text:change-end text:change-id="ct57688784"/><text:change-start text:change-id="ct58015120"/><text:span text:style-name="T1">. <text:s/>Simultaneous</text:span><text:change-end text:change-id="ct58015120"/><text:change-start text:change-id="ct57703472"/><text:span text:style-name="T1"> synchronized zooming, for instance, can be very helpful in image analysis.</text:span><text:change-end text:change-id="ct57703472"/><text:change-start text:change-id="ct57732000"/></text:p>
      <text:p text:style-name="Standard"><text:span text:style-name="T1"/></text:p>
      <text:p text:style-name="Standard"><text:span text:style-name="T1">The GDB-pretty-ITK project is still in an alpha stage, but it is </text:span><text:change-end text:change-id="ct57732000"/><text:change-start text:change-id="ct57905936"/><text:span text:style-name="T1">usable and may be helpful in your</text:span><text:change-end text:change-id="ct57905936"/><text:change-start text:change-id="ct57737600"/><text:span text:style-name="T1"> adventures with ITK. <text:s/>We have tried to lower the barrier to installation and usage, although there is admittedly still a ways to go.</text:span><text:change-end text:change-id="ct57737600"/><text:change-start text:change-id="ct57933168"/><text:span text:style-name="T1"> <text:s/>A set of installation instructions have been placed on the ITK wiki [ITKWiki]</text:span><text:change-end text:change-id="ct57933168"/><text:change-start text:change-id="ct49306976"/><text:span text:style-name="T1">. <text:s/>Instructions exist for the NAME_OF_THE_PROJECT pretty-printer along with the rest of the system. <text:s/>Note that the </text:span><text:change-end text:change-id="ct49306976"/><text:change-start text:change-id="ct57769168"/><text:span text:style-name="T1">entire system must be installed to use the </text:span><text:span text:style-name="T2">icp</text:span><text:span text:style-name="T1"> pretty-printer. <text:s/>We also developed a set of CMake </text:span><text:change-end text:change-id="ct57769168"/><text:change-start text:change-id="ct57818400"/><text:span text:style-name="T1">modules to ease registration of the ITK pretty-printers in your project [</text:span><text:change-end text:change-id="ct57818400"/><text:change-start text:change-id="ct58355728"/><text:span text:style-name="T1">ITKPPCmake]</text:span><text:change-end text:change-id="ct58355728"/><text:change-start text:change-id="ct57832000"/></text:p>
      <text:p text:style-name="Standard"><text:span text:style-name="T1"/></text:p>
      <text:p text:style-name="Standard"><text:change-end text:change-id="ct57832000"/><text:change-start text:change-id="ct58055072"/><text:span text:style-name="T1">An example use of the </text:span><text:span text:style-name="T2">icp</text:span><text:span text:style-name="T1"> pretty-printer is distributed as a CTest test </text:span><text:change-end text:change-id="ct58055072"/><text:change-start text:change-id="ct57840928"/><text:span text:style-name="T1">within the source tree. <text:s/>This example includes a simple executable and a </text:span><text:change-end text:change-id="ct57840928"/><text:change-start text:change-id="ct58467744"/><text:span text:style-name="T1">GDB script of commands that can be interactively enter</text:span><text:change-end text:change-id="ct58467744"/><text:change-start text:change-id="ct58124384"/><text:span text:style-name="T1">ed </text:span><text:soft-page-break/><text:span text:style-name="T1">into the debugger.</text:span><text:change-end text:change-id="ct58124384"/><text:change text:change-id="ct57732304"/></text:p>
      <text:p text:style-name="Standard"><text:s/></text:p>
      <text:p text:style-name="Standard">Installation </text:p>
      <text:p text:style-name="Standard"/>
      <text:p text:style-name="Standard">ARNAUD &amp; MATT : what’s new ? </text:p>
      <text:p text:style-name="Standard"/>
      <text:p text:style-name="Standard"><text:s/><text:change-start text:change-id="ct55580720"/>References:</text:p>
      <text:p text:style-name="Standard"/>
      <text:p text:style-name="Standard">[prettyArticle] <text:s/><text:change-end text:change-id="ct55580720"/><text:change-start text:change-id="ct51665488"/>McCormick, M. <text:s/>Visual Debugging of ITK. <text:s/>Kitware's The Source. <text:s/>April 2010. <text:change-start text:change-id="ct58487536"/><text:a xlink:type="simple" xlink:href="http://kitware.com/products/html/VisualDebuggingOfITK.html">http://kitware.com/products/html/VisualDebuggingOfITK.html</text:a><text:change-end text:change-id="ct51665488"/><text:change-end text:change-id="ct58487536"/><text:change-start text:change-id="ct58487760"/></text:p>
      <text:p text:style-name="Standard"><text:change-end text:change-id="ct58487760"/><text:change-start text:change-id="ct57941904"/></text:p>
      <text:p text:style-name="Standard">[ITKWiki] ITK/GDB<text:change-end text:change-id="ct57941904"/><text:change-start text:change-id="ct57677280"/>Pretty. <text:s/>The ITK Wiki. <text:s/><text:change-start text:change-id="ct57845520"/><text:a xlink:type="simple" xlink:href="http://www.itk.org/Wiki/ITK/GDBPretty">http://www.itk.org/Wiki/ITK/GDBPretty</text:a><text:change-end text:change-id="ct57845520"/>.<text:change-end text:change-id="ct57677280"/><text:change-start text:change-id="ct58069856"/></text:p>
      <text:p text:style-name="Standard"/>
      <text:p text:style-name="Standard">[ITKPPCmake] gdb-pretty-itk-cmake: CMake scripts to register GDB pretty-printers for ITK on targets. <text:s/>http://gitorious.org/gdb-pretty/gdb-pretty-itk-cmake.<text:change-end text:change-id="ct580698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</meta:initial-creator>
    <meta:creation-date>2010-11-18T17:33:29</meta:creation-date>
    <dc:date>2010-11-22T00:31:14</dc:date>
    <dc:creator>Matthew McCormick</dc:creator>
    <meta:editing-duration>PT03H12M13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4" meta:paragraph-count="98" meta:word-count="1025" meta:character-count="6998"/>
  </office:meta>
</office:document-meta>
</file>